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10pt" style:font-size-asian="10pt" style:font-size-complex="10pt"/>
    </style:style>
    <style:style style:name="P2" style:family="paragraph" style:parent-style-name="Text_20_body" style:list-style-name="L1"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4" style:family="paragraph" style:parent-style-name="Horizontal_20_Line">
      <style:text-properties fo:font-size="10pt" style:font-size-asian="10pt" style:font-size-complex="10pt"/>
    </style:style>
    <style:style style:name="P5" style:family="paragraph" style:parent-style-name="Heading_20_1" style:list-style-name="L1">
      <style:text-properties fo:font-variant="normal" fo:text-transform="none" fo:color="#000000" style:font-name="Times New Roman" fo:font-size="10pt" fo:letter-spacing="normal" fo:font-style="normal" style:font-size-asian="10pt" style:font-size-complex="10pt"/>
    </style:style>
    <style:style style:name="P6" style:family="paragraph" style:parent-style-name="Preformatted_20_Text"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P7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P8" style:family="paragraph" style:parent-style-name="Preformatted_20_Text">
      <style:paragraph-properties fo:margin-top="0cm" fo:margin-bottom="0.499cm"/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T1" style:family="text">
      <style:text-properties fo:font-variant="normal" fo:text-transform="none" fo:color="#000000" style:font-name="Times New Roman" fo:letter-spacing="normal" fo:font-style="normal" style:text-underline-style="solid" style:text-underline-width="auto" style:text-underline-color="font-color" fo:font-weight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803567001" text:style-name="L1">
        <text:list-item>
          <text:list>
            <text:list-item>
              <text:list>
                <text:list-item>
                  <text:p text:style-name="P2">Reduce</text:p>
                </text:list-item>
              </text:list>
            </text:list-item>
          </text:list>
          <text:h text:style-name="P5" text:outline-level="1">Task Logs: 'attempt_201310231648_0775_r_000000_0'</text:h>
        </text:list-item>
      </text:list>
      <text:p text:style-name="P3"><text:line-break/><text:line-break/><text:span text:style-name="T1">stdout logs</text:span></text:p>
      <text:p text:style-name="P7">, 1 Hot No 2, </text:p>
      <text:p text:style-name="P6">, 1 Hot Yes 1]</text:p>
      <text:p text:style-name="P6">file exists:C45/intermediate0.txttrue</text:p>
      <text:p text:style-name="P6">Wrote to file</text:p>
      <text:p text:style-name="P6">In reducer</text:p>
      <text:p text:style-name="P6">In reduce write to file </text:p>
      <text:p text:style-name="P6">count 11</text:p>
      <text:p text:style-name="P6">Text from Reducer: C45/intermediate0.txt[0 Overcaste Yes 4, </text:p>
      <text:p text:style-name="P6">, 0 Rainy No 2, </text:p>
      <text:p text:style-name="P6">, 0 Rainy Yes 3, </text:p>
      <text:p text:style-name="P6">, 0 Sunny No 3, </text:p>
      <text:p text:style-name="P6">, 0 Sunny Yes 2, </text:p>
      <text:p text:style-name="P6">, 1 Cool No 1, </text:p>
      <text:p text:style-name="P6">, 1 Cool Yes 3, </text:p>
      <text:p text:style-name="P6">, 1 High Yes 1, </text:p>
      <text:p text:style-name="P6">, 1 Hot No 2, </text:p>
      <text:p text:style-name="P6">, 1 Hot Yes 1, </text:p>
      <text:p text:style-name="P6">, 1 Mild No 2]</text:p>
      <text:p text:style-name="P6">file exists:C45/intermediate0.txttrue</text:p>
      <text:p text:style-name="P6">Wrote to file</text:p>
      <text:p text:style-name="P6">In reducer</text:p>
      <text:p text:style-name="P6">In reduce write to file </text:p>
      <text:p text:style-name="P6">count 12</text:p>
      <text:p text:style-name="P6">Text from Reducer: C45/intermediate0.txt[0 Overcaste Yes 4, </text:p>
      <text:p text:style-name="P6">, 0 Rainy No 2, </text:p>
      <text:p text:style-name="P6">, 0 Rainy Yes 3, </text:p>
      <text:p text:style-name="P6">, 0 Sunny No 3, </text:p>
      <text:p text:style-name="P6">, 0 Sunny Yes 2, </text:p>
      <text:p text:style-name="P6">, 1 Cool No 1, </text:p>
      <text:p text:style-name="P6">, 1 Cool Yes 3, </text:p>
      <text:p text:style-name="P6">, 1 High Yes 1, </text:p>
      <text:p text:style-name="P6">, 1 Hot No 2, </text:p>
      <text:p text:style-name="P6">, 1 Hot Yes 1, </text:p>
      <text:p text:style-name="P6">, 1 Mild No 2, </text:p>
      <text:p text:style-name="P6">, 1 Mild Yes 4]</text:p>
      <text:p text:style-name="P6">file exists:C45/intermediate0.txttrue</text:p>
      <text:p text:style-name="P6">Wrote to file</text:p>
      <text:p text:style-name="P6">In reducer</text:p>
      <text:p text:style-name="P6">In reduce write to file </text:p>
      <text:p text:style-name="P6">count 13</text:p>
      <text:p text:style-name="P6">Text from Reducer: C45/intermediate0.txt[0 Overcaste Yes 4, </text:p>
      <text:p text:style-name="P6">, 0 Rainy No 2, </text:p>
      <text:p text:style-name="P6">, 0 Rainy Yes 3, </text:p>
      <text:p text:style-name="P6">, 0 Sunny No 3, </text:p>
      <text:p text:style-name="P6">, 0 Sunny Yes 2, </text:p>
      <text:p text:style-name="P6">, 1 Cool No 1, </text:p>
      <text:p text:style-name="P6">, 1 Cool Yes 3, </text:p>
      <text:p text:style-name="P6">, 1 High Yes 1, </text:p>
      <text:p text:style-name="P6">, 1 Hot No 2, </text:p>
      <text:p text:style-name="P6">, 1 Hot Yes 1, </text:p>
      <text:p text:style-name="P6">, 1 Mild No 2, </text:p>
      <text:p text:style-name="P6">, 1 Mild Yes 4, </text:p>
      <text:p text:style-name="P6">, 2 High No 4]</text:p>
      <text:p text:style-name="P6">file exists:C45/intermediate0.txttrue</text:p>
      <text:p text:style-name="P6">Wrote to file</text:p>
      <text:p text:style-name="P6"><text:soft-page-break/>In reducer</text:p>
      <text:p text:style-name="P6">In reduce write to file </text:p>
      <text:p text:style-name="P6">count 14</text:p>
      <text:p text:style-name="P6">Text from Reducer: C45/intermediate0.txt[0 Overcaste Yes 4, </text:p>
      <text:p text:style-name="P6">, 0 Rainy No 2, </text:p>
      <text:p text:style-name="P6">, 0 Rainy Yes 3, </text:p>
      <text:p text:style-name="P6">, 0 Sunny No 3, </text:p>
      <text:p text:style-name="P6">, 0 Sunny Yes 2, </text:p>
      <text:p text:style-name="P6">, 1 Cool No 1, </text:p>
      <text:p text:style-name="P6">, 1 Cool Yes 3, </text:p>
      <text:p text:style-name="P6">, 1 High Yes 1, </text:p>
      <text:p text:style-name="P6">, 1 Hot No 2, </text:p>
      <text:p text:style-name="P6">, 1 Hot Yes 1, </text:p>
      <text:p text:style-name="P6">, 1 Mild No 2, </text:p>
      <text:p text:style-name="P6">, 1 Mild Yes 4, </text:p>
      <text:p text:style-name="P6">, 2 High No 4, </text:p>
      <text:p text:style-name="P6">, 2 High Yes 3]</text:p>
      <text:p text:style-name="P6">file exists:C45/intermediate0.txttrue</text:p>
      <text:p text:style-name="P6">Wrote to file</text:p>
      <text:p text:style-name="P6">In reducer</text:p>
      <text:p text:style-name="P6">In reduce write to file </text:p>
      <text:p text:style-name="P6">count 15</text:p>
      <text:p text:style-name="P6">Text from Reducer: C45/intermediate0.txt[0 Overcaste Yes 4, </text:p>
      <text:p text:style-name="P6">, 0 Rainy No 2, </text:p>
      <text:p text:style-name="P6">, 0 Rainy Yes 3, </text:p>
      <text:p text:style-name="P6">, 0 Sunny No 3, </text:p>
      <text:p text:style-name="P6">, 0 Sunny Yes 2, </text:p>
      <text:p text:style-name="P6">, 1 Cool No 1, </text:p>
      <text:p text:style-name="P6">, 1 Cool Yes 3, </text:p>
      <text:p text:style-name="P6">, 1 High Yes 1, </text:p>
      <text:p text:style-name="P6">, 1 Hot No 2, </text:p>
      <text:p text:style-name="P6">, 1 Hot Yes 1, </text:p>
      <text:p text:style-name="P6">, 1 Mild No 2, </text:p>
      <text:p text:style-name="P6">, 1 Mild Yes 4, </text:p>
      <text:p text:style-name="P6">, 2 High No 4, </text:p>
      <text:p text:style-name="P6">, 2 High Yes 3, </text:p>
      <text:p text:style-name="P6">, 2 Normal No 1]</text:p>
      <text:p text:style-name="P6">file exists:C45/intermediate0.txttrue</text:p>
      <text:p text:style-name="P6">Wrote to file</text:p>
      <text:p text:style-name="P6">In reducer</text:p>
      <text:p text:style-name="P6">In reduce write to file </text:p>
      <text:p text:style-name="P6">count 16</text:p>
      <text:p text:style-name="P6">Text from Reducer: C45/intermediate0.txt[0 Overcaste Yes 4, </text:p>
      <text:p text:style-name="P6">, 0 Rainy No 2, </text:p>
      <text:p text:style-name="P6">, 0 Rainy Yes 3, </text:p>
      <text:p text:style-name="P6">, 0 Sunny No 3, </text:p>
      <text:p text:style-name="P6">, 0 Sunny Yes 2, </text:p>
      <text:p text:style-name="P6">, 1 Cool No 1, </text:p>
      <text:p text:style-name="P6">, 1 Cool Yes 3, </text:p>
      <text:p text:style-name="P6">, 1 High Yes 1, </text:p>
      <text:p text:style-name="P6">, 1 Hot No 2, </text:p>
      <text:p text:style-name="P6">, 1 Hot Yes 1, </text:p>
      <text:p text:style-name="P6">, 1 Mild No 2, </text:p>
      <text:p text:style-name="P6">, 1 Mild Yes 4, </text:p>
      <text:p text:style-name="P6">, 2 High No 4, </text:p>
      <text:p text:style-name="P6">, 2 High Yes 3, </text:p>
      <text:p text:style-name="P6">, 2 Normal No 1, </text:p>
      <text:p text:style-name="P6">, 2 Normal Yes 6]</text:p>
      <text:p text:style-name="P6">file exists:C45/intermediate0.txttrue</text:p>
      <text:p text:style-name="P6">Wrote to file</text:p>
      <text:p text:style-name="P6">In reducer</text:p>
      <text:p text:style-name="P6">In reduce write to file </text:p>
      <text:p text:style-name="P6"><text:soft-page-break/>count 17</text:p>
      <text:p text:style-name="P6">Text from Reducer: C45/intermediate0.txt[0 Overcaste Yes 4, </text:p>
      <text:p text:style-name="P6">, 0 Rainy No 2, </text:p>
      <text:p text:style-name="P6">, 0 Rainy Yes 3, </text:p>
      <text:p text:style-name="P6">, 0 Sunny No 3, </text:p>
      <text:p text:style-name="P6">, 0 Sunny Yes 2, </text:p>
      <text:p text:style-name="P6">, 1 Cool No 1, </text:p>
      <text:p text:style-name="P6">, 1 Cool Yes 3, </text:p>
      <text:p text:style-name="P6">, 1 High Yes 1, </text:p>
      <text:p text:style-name="P6">, 1 Hot No 2, </text:p>
      <text:p text:style-name="P6">, 1 Hot Yes 1, </text:p>
      <text:p text:style-name="P6">, 1 Mild No 2, </text:p>
      <text:p text:style-name="P6">, 1 Mild Yes 4, </text:p>
      <text:p text:style-name="P6">, 2 High No 4, </text:p>
      <text:p text:style-name="P6">, 2 High Yes 3, </text:p>
      <text:p text:style-name="P6">, 2 Normal No 1, </text:p>
      <text:p text:style-name="P6">, 2 Normal Yes 6, </text:p>
      <text:p text:style-name="P6">, 3 False No 2]</text:p>
      <text:p text:style-name="P6">file exists:C45/intermediate0.txttrue</text:p>
      <text:p text:style-name="P6">Wrote to file</text:p>
      <text:p text:style-name="P6">In reducer</text:p>
      <text:p text:style-name="P6">In reduce write to file </text:p>
      <text:p text:style-name="P6">count 18</text:p>
      <text:p text:style-name="P6">Text from Reducer: C45/intermediate0.txt[0 Overcaste Yes 4, </text:p>
      <text:p text:style-name="P6">, 0 Rainy No 2, </text:p>
      <text:p text:style-name="P6">, 0 Rainy Yes 3, </text:p>
      <text:p text:style-name="P6">, 0 Sunny No 3, </text:p>
      <text:p text:style-name="P6">, 0 Sunny Yes 2, </text:p>
      <text:p text:style-name="P6">, 1 Cool No 1, </text:p>
      <text:p text:style-name="P6">, 1 Cool Yes 3, </text:p>
      <text:p text:style-name="P6">, 1 High Yes 1, </text:p>
      <text:p text:style-name="P6">, 1 Hot No 2, </text:p>
      <text:p text:style-name="P6">, 1 Hot Yes 1, </text:p>
      <text:p text:style-name="P6">, 1 Mild No 2, </text:p>
      <text:p text:style-name="P6">, 1 Mild Yes 4, </text:p>
      <text:p text:style-name="P6">, 2 High No 4, </text:p>
      <text:p text:style-name="P6">, 2 High Yes 3, </text:p>
      <text:p text:style-name="P6">, 2 Normal No 1, </text:p>
      <text:p text:style-name="P6">, 2 Normal Yes 6, </text:p>
      <text:p text:style-name="P6">, 3 False No 2, </text:p>
      <text:p text:style-name="P6">, 3 False Yes 6]</text:p>
      <text:p text:style-name="P6">file exists:C45/intermediate0.txttrue</text:p>
      <text:p text:style-name="P6">Wrote to file</text:p>
      <text:p text:style-name="P6">In reducer</text:p>
      <text:p text:style-name="P6">In reduce write to file </text:p>
      <text:p text:style-name="P6">count 19</text:p>
      <text:p text:style-name="P6">Text from Reducer: C45/intermediate0.txt[0 Overcaste Yes 4, </text:p>
      <text:p text:style-name="P6">, 0 Rainy No 2, </text:p>
      <text:p text:style-name="P6">, 0 Rainy Yes 3, </text:p>
      <text:p text:style-name="P6">, 0 Sunny No 3, </text:p>
      <text:p text:style-name="P6">, 0 Sunny Yes 2, </text:p>
      <text:p text:style-name="P6">, 1 Cool No 1, </text:p>
      <text:p text:style-name="P6">, 1 Cool Yes 3, </text:p>
      <text:p text:style-name="P6">, 1 High Yes 1, </text:p>
      <text:p text:style-name="P6">, 1 Hot No 2, </text:p>
      <text:p text:style-name="P6">, 1 Hot Yes 1, </text:p>
      <text:p text:style-name="P6">, 1 Mild No 2, </text:p>
      <text:p text:style-name="P6">, 1 Mild Yes 4, </text:p>
      <text:p text:style-name="P6">, 2 High No 4, </text:p>
      <text:p text:style-name="P6">, 2 High Yes 3, </text:p>
      <text:p text:style-name="P6">, 2 Normal No 1, </text:p>
      <text:p text:style-name="P6">, 2 Normal Yes 6, </text:p>
      <text:p text:style-name="P6"><text:soft-page-break/>, 3 False No 2, </text:p>
      <text:p text:style-name="P6">, 3 False Yes 6, </text:p>
      <text:p text:style-name="P6">, 3 True No 3]</text:p>
      <text:p text:style-name="P6">file exists:C45/intermediate0.txttrue</text:p>
      <text:p text:style-name="P6">Wrote to file</text:p>
      <text:p text:style-name="P6">In reducer</text:p>
      <text:p text:style-name="P6">In reduce write to file </text:p>
      <text:p text:style-name="P6">count 20</text:p>
      <text:p text:style-name="P6">Text from Reducer: C45/intermediate0.txt[0 Overcaste Yes 4, </text:p>
      <text:p text:style-name="P6">, 0 Rainy No 2, </text:p>
      <text:p text:style-name="P6">, 0 Rainy Yes 3, </text:p>
      <text:p text:style-name="P6">, 0 Sunny No 3, </text:p>
      <text:p text:style-name="P6">, 0 Sunny Yes 2, </text:p>
      <text:p text:style-name="P6">, 1 Cool No 1, </text:p>
      <text:p text:style-name="P6">, 1 Cool Yes 3, </text:p>
      <text:p text:style-name="P6">, 1 High Yes 1, </text:p>
      <text:p text:style-name="P6">, 1 Hot No 2, </text:p>
      <text:p text:style-name="P6">, 1 Hot Yes 1, </text:p>
      <text:p text:style-name="P6">, 1 Mild No 2, </text:p>
      <text:p text:style-name="P6">, 1 Mild Yes 4, </text:p>
      <text:p text:style-name="P6">, 2 High No 4, </text:p>
      <text:p text:style-name="P6">, 2 High Yes 3, </text:p>
      <text:p text:style-name="P6">, 2 Normal No 1, </text:p>
      <text:p text:style-name="P6">, 2 Normal Yes 6, </text:p>
      <text:p text:style-name="P6">, 3 False No 2, </text:p>
      <text:p text:style-name="P6">, 3 False Yes 6, </text:p>
      <text:p text:style-name="P6">, 3 True No 3, </text:p>
      <text:p text:style-name="P6">, 3 True Yes 3]</text:p>
      <text:p text:style-name="P6">file exists:C45/intermediate0.txttrue</text:p>
      <text:p text:style-name="P8">Wrote to file</text:p>
      <text:p text:style-name="P4"/>
      <text:p text:style-name="P3"><text:line-break/><text:line-break/><text:span text:style-name="T1">stderr logs</text:span></text:p>
      <text:p text:style-name="P7">SLF4J: Class path contains multiple SLF4J bindings.</text:p>
      <text:p text:style-name="P6">SLF4J: Found binding in [jar:file:/usr/lib/zookeeper/lib/slf4j-log4j12-1.6.1.jar!/org/slf4j/impl/StaticLoggerBinder.class]</text:p>
      <text:p text:style-name="P6">SLF4J: Found binding in [jar:file:/var/lib/hadoop-hdfs/cache/mapred/mapred/local/taskTracker/dataadmin/jobcache/job_201310231648_0775/jars/job.jar!/org/slf4j/impl/StaticLoggerBinder.class]</text:p>
      <text:p text:style-name="P8">SLF4J: See http://www.slf4j.org/codes.html#multiple_bindings for an explanation.</text:p>
      <text:p text:style-name="P4"/>
      <text:p text:style-name="P3"><text:line-break/><text:line-break/><text:span text:style-name="T1">syslog logs</text:span></text:p>
      <text:p text:style-name="P7">educeTask: attempt_201310231648_0775_r_000000_0 Thread started: Thread for merging in memory files</text:p>
      <text:p text:style-name="P6">2013-12-20 10:58:50,198 INFO org.apache.hadoop.mapred.ReduceTask: attempt_201310231648_0775_r_000000_0 Need another 2 map output(s) where 0 is already in progress</text:p>
      <text:p text:style-name="P6">2013-12-20 10:58:50,198 INFO org.apache.hadoop.mapred.ReduceTask: attempt_201310231648_0775_r_000000_0 Thread started: Thread for polling Map Completion Events</text:p>
      <text:p text:style-name="P6">2013-12-20 10:58:50,198 INFO org.apache.hadoop.mapred.ReduceTask: attempt_201310231648_0775_r_000000_0 Scheduled 0 outputs (0 slow hosts and0 dup hosts)</text:p>
      <text:p text:style-name="P6"><text:soft-page-break/>2013-12-20 10:58:50,204 INFO org.apache.hadoop.mapred.ReduceTask: attempt_201310231648_0775_r_000000_0 Scheduled 1 outputs (0 slow hosts and0 dup hosts)</text:p>
      <text:p text:style-name="P6">2013-12-20 10:58:50,393 INFO org.apache.hadoop.mapred.ReduceTask: attempt_201310231648_0775_r_000000_0 Scheduled 1 outputs (0 slow hosts and0 dup hosts)</text:p>
      <text:p text:style-name="P6">2013-12-20 10:58:50,396 INFO org.apache.hadoop.mapred.ReduceTask: GetMapEventsThread exiting</text:p>
      <text:p text:style-name="P6">2013-12-20 10:58:50,396 INFO org.apache.hadoop.mapred.ReduceTask: getMapsEventsThread joined.</text:p>
      <text:p text:style-name="P6">2013-12-20 10:58:50,397 INFO org.apache.hadoop.mapred.ReduceTask: Closed ram manager</text:p>
      <text:p text:style-name="P6">2013-12-20 10:58:50,397 INFO org.apache.hadoop.mapred.ReduceTask: Interleaved on-disk merge complete: 0 files left.</text:p>
      <text:p text:style-name="P6">2013-12-20 10:58:50,397 INFO org.apache.hadoop.mapred.ReduceTask: In-memory merge complete: 2 files left.</text:p>
      <text:p text:style-name="P6">2013-12-20 10:58:50,461 INFO org.apache.hadoop.mapred.Merger: Merging 2 sorted segments</text:p>
      <text:p text:style-name="P6">2013-12-20 10:58:50,461 INFO org.apache.hadoop.mapred.Merger: Down to the last merge-pass, with 2 segments left of total size: 985 bytes</text:p>
      <text:p text:style-name="P6">2013-12-20 10:58:50,482 INFO org.apache.hadoop.mapred.ReduceTask: Merged 2 segments, 985 bytes to disk to satisfy reduce memory limit</text:p>
      <text:p text:style-name="P6">2013-12-20 10:58:50,482 INFO org.apache.hadoop.mapred.ReduceTask: Merging 1 files, 987 bytes from disk</text:p>
      <text:p text:style-name="P6">2013-12-20 10:58:50,484 INFO org.apache.hadoop.mapred.ReduceTask: Merging 0 segments, 0 bytes from memory into reduce</text:p>
      <text:p text:style-name="P6">2013-12-20 10:58:50,484 INFO org.apache.hadoop.mapred.Merger: Merging 1 sorted segments</text:p>
      <text:p text:style-name="P6">2013-12-20 10:58:50,487 INFO org.apache.hadoop.mapred.Merger: Down to the last merge-pass, with 1 segments left of total size: 983 bytes</text:p>
      <text:p text:style-name="P6">2013-12-20 10:58:50,502 INFO org.mortbay.log: Logging to org.slf4j.impl.Log4jLoggerAdapter(org.mortbay.log) via org.mortbay.log.Slf4jLog</text:p>
      <text:p text:style-name="P6">2013-12-20 10:58:50,597 INFO tech.Reduce: In Reducer</text:p>
      <text:p text:style-name="P6">2013-12-20 10:58:50,810 INFO tech.Reduce: In Reducer</text:p>
      <text:p text:style-name="P6">2013-12-20 10:58:50,928 INFO tech.Reduce: In Reducer</text:p>
      <text:p text:style-name="P6">2013-12-20 10:58:50,977 INFO tech.Reduce: In Reducer</text:p>
      <text:p text:style-name="P6">2013-12-20 10:58:51,018 INFO tech.Reduce: In Reducer</text:p>
      <text:p text:style-name="P6">2013-12-20 10:58:51,060 INFO tech.Reduce: In Reducer</text:p>
      <text:p text:style-name="P6">2013-12-20 10:58:51,102 INFO tech.Reduce: In Reducer</text:p>
      <text:p text:style-name="P6">2013-12-20 10:58:51,186 INFO tech.Reduce: In Reducer</text:p>
      <text:p text:style-name="P6">2013-12-20 10:58:51,228 INFO tech.Reduce: In Reducer</text:p>
      <text:p text:style-name="P6">2013-12-20 10:58:51,270 INFO tech.Reduce: In Reducer</text:p>
      <text:p text:style-name="P6">2013-12-20 10:58:51,306 INFO tech.Reduce: In Reducer</text:p>
      <text:p text:style-name="P6">2013-12-20 10:58:51,342 INFO tech.Reduce: In Reducer</text:p>
      <text:p text:style-name="P6">2013-12-20 10:58:51,378 INFO tech.Reduce: In Reducer</text:p>
      <text:p text:style-name="P6">2013-12-20 10:58:51,420 INFO tech.Reduce: In Reducer</text:p>
      <text:p text:style-name="P6">2013-12-20 10:58:51,456 INFO tech.Reduce: In Reducer</text:p>
      <text:p text:style-name="P6">2013-12-20 10:58:51,498 INFO tech.Reduce: In Reducer</text:p>
      <text:p text:style-name="P6">2013-12-20 10:58:51,540 INFO tech.Reduce: In Reducer</text:p>
      <text:p text:style-name="P6">2013-12-20 10:58:51,594 INFO tech.Reduce: In Reducer</text:p>
      <text:p text:style-name="P6">2013-12-20 10:58:51,624 INFO tech.Reduce: In Reducer</text:p>
      <text:p text:style-name="P6">2013-12-20 10:58:51,654 INFO tech.Reduce: In Reducer</text:p>
      <text:p text:style-name="P6">2013-12-20 10:58:51,690 INFO org.apache.hadoop.mapred.Task: Task:attempt_201310231648_0775_r_000000_0 is done. And is in the process of commiting</text:p>
      <text:p text:style-name="P6">2013-12-20 10:58:52,727 INFO org.apache.hadoop.mapred.Task: Task attempt_201310231648_0775_r_000000_0 is allowed to commit now</text:p>
      <text:p text:style-name="P6">2013-12-20 10:58:52,754 INFO org.apache.hadoop.mapred.FileOutputCommitter: Saved output of task 'attempt_201310231648_0775_r_000000_0' to hdfs://10.31.0.35:8020/user/dataadmin/outlookOut1</text:p>
      <text:p text:style-name="P6">2013-12-20 10:58:52,756 INFO org.apache.hadoop.mapred.Task: Task 'attempt_201310231648_0775_r_000000_0' done.</text:p>
      <text:p text:style-name="P8"><text:soft-page-break/>2013-12-20 10:58:52,759 INFO org.apache.hadoop.mapred.TaskLogsTruncater: Initializing logs' truncater with mapRetainSize=-1 and reduceRetainSize=-1</text:p>
      <text:p text:style-name="P4"/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erif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color="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0T14:41:10</meta:creation-date>
    <dc:date>2013-12-20T14:41:21</dc:date>
    <meta:editing-duration>P0D</meta:editing-duration>
    <meta:editing-cycles>1</meta:editing-cycles>
    <meta:document-statistic meta:table-count="0" meta:image-count="0" meta:object-count="0" meta:page-count="6" meta:paragraph-count="263" meta:word-count="1380" meta:character-count="8480" meta:non-whitespace-character-count="7200"/>
    <meta:generator>LibreOffice/3.5$Linux_X86_64 LibreOffice_project/350m1$Build-2</meta:generator>
  </office:meta>
</office:document-meta>
</file>